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3000001DC70CCB2D72558A7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15cm" fo:min-width="6.9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25cm" fo:min-width="5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2.45cm" fo:min-width="6.7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4.85cm" fo:min-width="6.9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5.55cm" fo:min-width="9.9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4.95cm" fo:min-width="2.1cm"/>
    </style:style>
    <style:style style:name="gr9" style:family="graphic" style:parent-style-name="standard">
      <style:graphic-properties draw:stroke="none" svg:stroke-color="#000000" draw:fill="none" draw:fill-color="#ffffff" fo:min-height="1.507cm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8.35cm" fo:min-width="17.5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7.75cm" fo:min-width="3.6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4cm" svg:height="2.4cm" svg:x="12.1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1.5cm" svg:x="13.3cm" svg:y="9cm">
          <text:p text:style-name="P2">SQ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2cm" svg:height="2.7cm" svg:x="1.6cm" svg:y="2.9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4cm" svg:height="5.1cm" svg:x="12.1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1.5cm" svg:x="13.3cm" svg:y="3.2cm">
          <text:p text:style-name="P2">HTT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cm" svg:height="1.5cm" svg:x="13.3cm" svg:y="6cm">
          <text:p text:style-name="P2">PHP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1cm" svg:height="1cm" svg:x="13.9cm" svg:y="1.8cm">
          <draw:text-box>
            <text:p text:style-name="P2">SERVEUR</text:p>
          </draw:text-box>
        </draw:frame>
        <draw:line draw:style-name="gr6" draw:text-style-name="P5" draw:layer="layout" svg:x1="9cm" svg:y1="5.2cm" svg:x2="11.9cm" svg:y2="5.2cm">
          <text:p/>
        </draw:line>
        <draw:line draw:style-name="gr6" draw:text-style-name="P5" draw:layer="layout" svg:x1="11.9cm" svg:y1="3.4cm" svg:x2="8.9cm" svg:y2="3.4cm">
          <text:p/>
        </draw:line>
        <draw:custom-shape draw:style-name="gr7" draw:text-style-name="P1" draw:layer="layout" svg:width="10.4cm" svg:height="5.8cm" svg:x="1.5cm" svg:y="12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6cm" svg:height="5.2cm" svg:x="2cm" svg:y="12.5cm">
          <text:p text:style-name="P2">BDD1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6cm" svg:height="5.2cm" svg:x="5.3cm" svg:y="12.5cm">
          <text:p text:style-name="P2">BDD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6cm" svg:height="5.2cm" svg:x="8.7cm" svg:y="12.5cm">
          <text:p text:style-name="P2">BDD3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1.4cm" svg:height="1.757cm" svg:x="0.9cm" svg:y="11.143cm">
          <draw:text-box>
            <text:p text:style-name="P2">Serveur SQL (mySQL par exemple)</text:p>
          </draw:text-box>
        </draw:frame>
        <draw:line draw:style-name="gr10" draw:text-style-name="P2" draw:layer="layout" svg:x1="16.1cm" svg:y1="10.7cm" svg:x2="11.8cm" svg:y2="13.4cm">
          <text:p/>
        </draw:line>
        <draw:custom-shape draw:style-name="gr11" draw:text-style-name="P1" draw:layer="layout" svg:width="18cm" svg:height="8.6cm" svg:x="1.5cm" svg:y="19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1cm" svg:height="8cm" svg:x="1.9cm" svg:y="20.1cm">
          <text:p text:style-name="P2">Table A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1cm" svg:height="8cm" svg:x="6.3cm" svg:y="20.1cm">
          <text:p text:style-name="P2">Table B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1cm" svg:height="8cm" svg:x="10.7cm" svg:y="20.1cm">
          <text:p text:style-name="P2">Table C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1cm" svg:height="8cm" svg:x="15.1cm" svg:y="20.1cm">
          <text:p text:style-name="P2">Table D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3.2cm" svg:y1="17.1cm" svg:x2="4.9cm" svg:y2="19.8cm">
          <text:p/>
        </draw:line>
        <draw:line draw:style-name="gr6" draw:text-style-name="P5" draw:layer="layout" svg:x1="14.5cm" svg:y1="7.8cm" svg:x2="14.5cm" svg:y2="8.6cm">
          <text:p/>
        </draw:line>
        <draw:line draw:style-name="gr6" draw:text-style-name="P5" draw:layer="layout" svg:x1="17.6cm" svg:y1="8.6cm" svg:x2="17.6cm" svg:y2="7.8cm">
          <text:p/>
        </draw:line>
        <draw:line draw:style-name="gr6" draw:text-style-name="P5" draw:layer="layout" svg:x1="14.5cm" svg:y1="5cm" svg:x2="14.5cm" svg:y2="5.8cm">
          <text:p/>
        </draw:line>
        <draw:line draw:style-name="gr6" draw:text-style-name="P5" draw:layer="layout" svg:x1="17.6cm" svg:y1="5.8cm" svg:x2="17.6cm" svg:y2="5cm">
          <text:p/>
        </draw:line>
      </draw:page>
      <draw:page draw:name="page2" draw:style-name="dp1" draw:master-page-name="Standard">
        <draw:frame draw:style-name="gr13" draw:text-style-name="P5" draw:layer="layout" svg:width="17.83cm" svg:height="15.075cm" svg:x="1.599cm" svg:y="3.025cm">
          <draw:image xlink:href="Pictures/1000020100000233000001DC70CCB2D72558A756.png" xlink:type="simple" xlink:show="embed" xlink:actuate="onLoad">
            <text:p/>
          </draw:image>
        </draw:frame>
        <draw:frame draw:style-name="gr14" draw:text-style-name="P7" draw:layer="layout" svg:width="15.9cm" svg:height="1.6cm" svg:x="4.5cm" svg:y="1.3cm">
          <draw:text-box>
            <text:p><text:span text:style-name="T1">Structure base de donné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14:49:13.200000000</meta:creation-date>
    <dc:date>2018-01-03T16:19:55.455000000</dc:date>
    <meta:editing-duration>PT24M34S</meta:editing-duration>
    <meta:editing-cycles>4</meta:editing-cycles>
    <meta:generator>LibreOffice/5.4.1.2$Windows_X86_64 LibreOffice_project/ea7cb86e6eeb2bf3a5af73a8f7777ac570321527</meta:generator>
    <meta:document-statistic meta:object-count="27"/>
  </office:meta>
</office:document-meta>
</file>